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officeooo:paragraph-rsid="000e8785" style:font-size-asian="12.25pt" style:font-size-complex="14pt"/>
    </style:style>
    <style:style style:name="P2" style:family="paragraph" style:parent-style-name="Standard">
      <style:paragraph-properties fo:margin-left="0in" fo:margin-right="0in" fo:text-indent="0in" style:auto-text-indent="false"/>
      <style:text-properties officeooo:paragraph-rsid="000e8785"/>
    </style:style>
    <style:style style:name="P3" style:family="paragraph" style:parent-style-name="Standard">
      <style:paragraph-properties fo:margin-left="0in" fo:margin-right="0in" fo:text-indent="0in" style:auto-text-indent="false"/>
      <style:text-properties officeooo:paragraph-rsid="000fc229"/>
    </style:style>
    <style:style style:name="P4" style:family="paragraph" style:parent-style-name="Standard">
      <style:paragraph-properties fo:margin-left="0in" fo:margin-right="0in" fo:text-indent="0in" style:auto-text-indent="false"/>
      <style:text-properties officeooo:paragraph-rsid="00125677"/>
    </style:style>
    <style:style style:name="P5" style:family="paragraph" style:parent-style-name="Standard">
      <style:text-properties fo:font-size="32pt" officeooo:rsid="000d9972" officeooo:paragraph-rsid="000e8785" style:font-size-asian="32pt" style:font-size-complex="32pt"/>
    </style:style>
    <style:style style:name="P6" style:family="paragraph" style:parent-style-name="Standard">
      <style:text-properties fo:font-size="14pt" officeooo:rsid="000d9972" officeooo:paragraph-rsid="000e8785" style:font-size-asian="12.25pt" style:font-size-complex="14pt"/>
    </style:style>
    <style:style style:name="P7" style:family="paragraph" style:parent-style-name="Standard">
      <style:text-properties fo:font-size="14pt" officeooo:rsid="000d9972" officeooo:paragraph-rsid="000d9972" style:font-size-asian="12.25pt" style:font-size-complex="14pt"/>
    </style:style>
    <style:style style:name="P8" style:family="paragraph" style:parent-style-name="Standard">
      <style:text-properties fo:font-size="14pt" officeooo:rsid="000e8785" officeooo:paragraph-rsid="000d9972" style:font-size-asian="12.25pt" style:font-size-complex="14pt"/>
    </style:style>
    <style:style style:name="P9" style:family="paragraph" style:parent-style-name="Standard">
      <style:text-properties fo:font-size="16pt" officeooo:rsid="000d9972" officeooo:paragraph-rsid="000fc229" style:font-size-asian="16pt" style:font-size-complex="16pt"/>
    </style:style>
    <style:style style:name="P10" style:family="paragraph" style:parent-style-name="Standard">
      <style:text-properties fo:font-size="16pt" officeooo:rsid="000d9972" officeooo:paragraph-rsid="000d9972" style:font-size-asian="16pt" style:font-size-complex="16pt"/>
    </style:style>
    <style:style style:name="P11" style:family="paragraph" style:parent-style-name="Standard">
      <style:text-properties fo:font-size="16pt" officeooo:rsid="000d9972" officeooo:paragraph-rsid="000e8785" style:font-size-asian="16pt" style:font-size-complex="16pt"/>
    </style:style>
    <style:style style:name="P12" style:family="paragraph" style:parent-style-name="Standard">
      <style:text-properties fo:font-size="16pt" officeooo:rsid="000e8785" officeooo:paragraph-rsid="000d9972" style:font-size-asian="16pt" style:font-size-complex="16pt"/>
    </style:style>
    <style:style style:name="P13" style:family="paragraph" style:parent-style-name="Standard">
      <style:paragraph-properties fo:margin-left="0in" fo:margin-right="0in" fo:text-indent="0in" style:auto-text-indent="false"/>
      <style:text-properties fo:font-size="16pt" officeooo:rsid="000e8785" officeooo:paragraph-rsid="000e8785" style:font-size-asian="16pt" style:font-size-complex="16pt"/>
    </style:style>
    <style:style style:name="P14" style:family="paragraph" style:parent-style-name="Standard">
      <style:paragraph-properties fo:margin-left="0in" fo:margin-right="0in" fo:text-indent="0in" style:auto-text-indent="false"/>
      <style:text-properties fo:font-size="16pt" officeooo:rsid="00107198" officeooo:paragraph-rsid="00125677" style:font-size-asian="16pt" style:font-size-complex="16pt"/>
    </style:style>
    <style:style style:name="P15" style:family="paragraph" style:parent-style-name="Standard">
      <style:paragraph-properties fo:margin-left="0in" fo:margin-right="0in" fo:text-indent="0in" style:auto-text-indent="false"/>
      <style:text-properties fo:font-size="16pt" officeooo:rsid="00125677" officeooo:paragraph-rsid="00125677" style:font-size-asian="16pt" style:font-size-complex="16pt"/>
    </style:style>
    <style:style style:name="P16" style:family="paragraph" style:parent-style-name="Standard">
      <style:paragraph-properties fo:margin-left="0in" fo:margin-right="0in" fo:text-indent="0in" style:auto-text-indent="false"/>
      <style:text-properties fo:font-size="16pt" officeooo:rsid="00125677" officeooo:paragraph-rsid="00143650" style:font-size-asian="16pt" style:font-size-complex="16pt"/>
    </style:style>
    <style:style style:name="T1" style:family="text">
      <style:text-properties fo:font-size="32pt" officeooo:rsid="000d9972" style:font-size-asian="32pt" style:font-size-complex="32pt"/>
    </style:style>
    <style:style style:name="T2" style:family="text">
      <style:text-properties fo:font-size="32pt" officeooo:rsid="000e8785" style:font-size-asian="32pt" style:font-size-complex="32pt"/>
    </style:style>
    <style:style style:name="T3" style:family="text">
      <style:text-properties fo:font-size="16pt" officeooo:rsid="000d9972" style:font-size-asian="16pt" style:font-size-complex="16pt"/>
    </style:style>
    <style:style style:name="T4" style:family="text">
      <style:text-properties fo:font-size="16pt" officeooo:rsid="000e8785" style:font-size-asian="16pt" style:font-size-complex="16pt"/>
    </style:style>
    <style:style style:name="T5" style:family="text">
      <style:text-properties fo:font-size="16pt" officeooo:rsid="000fc229" style:font-size-asian="16pt" style:font-size-complex="16pt"/>
    </style:style>
    <style:style style:name="T6" style:family="text">
      <style:text-properties fo:font-size="16pt" officeooo:rsid="00107198" style:font-size-asian="16pt" style:font-size-complex="16pt"/>
    </style:style>
    <style:style style:name="T7" style:family="text">
      <style:text-properties fo:font-size="16pt" officeooo:rsid="00125677" style:font-size-asian="16pt" style:font-size-complex="16pt"/>
    </style:style>
    <style:style style:name="T8" style:family="text">
      <style:text-properties fo:font-size="16pt" officeooo:rsid="001322ec" style:font-size-asian="16pt" style:font-size-complex="16pt"/>
    </style:style>
    <style:style style:name="T9" style:family="text">
      <style:text-properties officeooo:rsid="001436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5"/>
      <text:p text:style-name="P5"/>
      <text:p text:style-name="P1"><text:span text:style-name="T1"><text:tab/><text:tab/><text:tab/></text:span><text:span text:style-name="T2">Turizm Acentası</text:span><text:span text:style-name="T1"><text:tab/><text:tab/><text:tab/></text:span></text:p>
      <text:p text:style-name="P6"><text:tab/></text:p>
      <text:p text:style-name="P9"><text:tab/></text:p>
      <text:p text:style-name="P9"><text:tab/>Turizim acentası sistemi, acenta şirketinde gerekli olan tüm gereksinimleri karşılayacak, başta müşteriler olmak üzere personelin de yararlanabileceği bir sistem olmayı amaçlamaktadır.</text:p>
      <text:p text:style-name="P10"/>
      <text:p text:style-name="P11"><text:tab/></text:p>
      <text:p text:style-name="P2"><text:span text:style-name="T3"><text:tab/>Sistem, şirket açısından danışman atama, rehber atama, gerekli ulaşım araçlarını belirleme, </text:span><text:span text:style-name="T4">müşteri ve onun danışmanının bilgisini tutma,</text:span><text:span text:style-name="T3"> </text:span><text:span text:style-name="T4">müşteri isteklerine göre turlar düzenleme, bu turlar için rezervasyon yapma, kalacakları otelleri belirleme, tur bilgilerini tutma, müşterilerin memnuniyetine göre otellerin populerlik bilgisini tutma, </text:span><text:span text:style-name="T6">müşterilerin ilgilendikleri turların sıklığına göre hangi tarz tatil yapmak istediği sistemde belirlenir ve bu turlarla ilgili müşteriye bilgilendirme mailleri atma</text:span><text:span text:style-name="T4"> gibi işlemler yapar.</text:span></text:p>
      <text:p text:style-name="P13"/>
      <text:p text:style-name="P13"/>
      <text:p text:style-name="P2"><text:span text:style-name="T4"><text:tab/>Sistemin yetkili bir kişisi olacaktır. Sistem yöneticisi yetkili kişi olarak sisteme tur ekleme, danışman ekleme, müşteri ekleme, </text:span><text:span text:style-name="T6">müşterilere beğendikleri tatil şekline göre mail atılmasını ayarlama,</text:span><text:span text:style-name="T4"> bünyesindeki turlara rehber atama, turlara ulaşım aracı ekleme, turlara göre otel ekleme gibi görevler yaparken sistemi kullanacak personeli ekler ve bunların yetkilerini düzenler.</text:span></text:p>
      <text:p text:style-name="P13"/>
      <text:p text:style-name="P13"/>
      <text:p text:style-name="P3"><text:span text:style-name="T4"><text:tab/></text:span><text:span text:style-name="T5">Sistemi kullanacak diğer şirket personeller, başta müşteri işlemlerini gerçekleştirmek üzere, </text:span><text:span text:style-name="T6">bu müşterilerin favori turları hakkında bilgilendirme, indirimlerden yararlanma seçenekleri hakkında mail gönderme,</text:span><text:span text:style-name="T5"> kalacakları otel bilgileri, tur bilgileri ve ulaşım hakkındaki bilgileri sisteme girer.</text:span></text:p>
      <text:p text:style-name="P13"/>
      <text:p text:style-name="P13"/>
      <text:p text:style-name="P14"><text:soft-page-break/><text:tab/></text:p>
      <text:p text:style-name="P14"><text:tab/></text:p>
      <text:p text:style-name="P14"><text:tab/></text:p>
      <text:p text:style-name="P4"><text:span text:style-name="T6"><text:tab/>Müşteri otel, tur gibi işlemleri gerçekleştirebilir. </text:span><text:span text:style-name="T8">O</text:span><text:span text:style-name="T7">tel</text:span><text:span text:style-name="T6"> için rezervasyon yaptırabilir, </text:span><text:span text:style-name="T7">kendi danışmanı için istekte bulunabilir. </text:span><text:span text:style-name="T8">Mesela bayan müşteri eğer bayan danışman istiyor</text:span><text:span text:style-name="T6"> </text:span><text:span text:style-name="T8">sa danışmanı bayan olarak belirlenir.</text:span><text:span text:style-name="T6">Müşteriler öğrenci, çocuk, </text:span><text:span text:style-name="T7">yaşlı ve sivil</text:span><text:span text:style-name="T6"> olmak üzere </text:span><text:span text:style-name="T7">dört</text:span><text:span text:style-name="T6"> kategoride degerlendirilir. Çocuklar (2-11 yaş) %25 indirimli, Yetişkinler (</text:span><text:span text:style-name="T7">25-60</text:span><text:span text:style-name="T6">) normal tarife, Öğrenciler(1</text:span><text:span text:style-name="T7">2</text:span><text:span text:style-name="T6">-24) %</text:span><text:span text:style-name="T7">50</text:span><text:span text:style-name="T6"> indirimli, </text:span><text:span text:style-name="T7">Yaşlılar(60+)</text:span><text:span text:style-name="T6"> %</text:span><text:span text:style-name="T7">10 indirimli </text:span><text:span text:style-name="T6">giderler. Ayrıca </text:span><text:span text:style-name="T7">müşterler istedikleri şekilde otel odasını rezerve ettirebilir. Mesela suit odada kalmak isteyen müşteri için suit oda rezerve ettirilir.</text:span></text:p>
      <text:p text:style-name="P15"/>
      <text:p text:style-name="P15"/>
      <text:p text:style-name="P15"><text:tab/>Müşteriler gidecekleri turlardaki ulaşım araçlarını sistemde görebilir ve buna göre istedikleri araçlarla seyahat edebilirler. Mesela Ege turu için 2 ayrı araçla ulaşım yapılabilir.(otobüs veya uçak) Müşteriler diledikleri araçları seçip o tura katılabilirler. </text:p>
      <text:p text:style-name="P15"/>
      <text:p text:style-name="P15"/>
      <text:p text:style-name="P15"><text:tab/>Sistemde müşterilerin katıldıkları turlar sonrasında dolduracakları bir anket olur. Turdan memnuniyeti veya şikayetleri bu ankete göre belirlenir. Buna göre müşterinin ne tarz tatil yapmak istediği ve ne tarz sevdiği bilgisi sistemde tutulur ve o müşteriye en uygun turlar hakkındaki bilgiler müşteriye düzenli olarak mail atılır.</text:p>
      <text:p text:style-name="P15"/>
      <text:p text:style-name="P15"/>
      <text:p text:style-name="P4"><text:span text:style-name="T7"><text:tab/></text:span><text:span text:style-name="T8">Müşterilerin doldurdukları anketlerde otelden memnun kalıp kalmadıklarıyla ilgili sorulara göre otellerin populerliği belirlenir. En çok beğenilen oteller müşteriye tavsiye edilir.</text:span></text:p>
      <text:p text:style-name="P15"/>
      <text:p text:style-name="P15"/>
      <text:p text:style-name="P4"><text:span text:style-name="T7"><text:tab/></text:span><text:span text:style-name="T8">Sistemde turlar hakkında bilgiler de bulunur. Hangi turda nerelerin gezileceği, turların hangi tarihler arasında olacağı, en uygun fiyatları, tur rehberlerin hangi dilleri bildiklerinin bilgisi tutulur. Tura katılan müşterilere en iyi şekilde hizmet verilmesi amaçlanır.</text:span></text:p>
      <text:p text:style-name="P15"/>
      <text:p text:style-name="P16"><text:span text:style-name="T9">Birsen KARANLIK 110401057</text:span></text:p>
      <text:p text:style-name="P16"><text:span text:style-name="T9">Esra ALTINTAŞ 110401041</text:span></text:p>
      <text:p text:style-name="P13"><text:soft-page-break/><text:tab/><text:tab/></text:p>
      <text:p text:style-name="P13"/>
      <text:p text:style-name="P13"><text:tab/></text:p>
      <text:p text:style-name="P12"/>
      <text:p text:style-name="P12"/>
      <text:p text:style-name="P12"/>
      <text:p text:style-name="P8"><text:tab/></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ra </meta:initial-creator>
    <meta:creation-date>2014-02-20T18:52:41</meta:creation-date>
    <dc:date>2014-02-20T19:55:31</dc:date>
    <dc:creator>Esra </dc:creator>
    <meta:editing-duration>PT50M37S</meta:editing-duration>
    <meta:editing-cycles>7</meta:editing-cycles>
    <meta:generator>LibreOffice/4.0.2.2$Linux_X86_64 LibreOffice_project/400m0$Build-2</meta:generator>
    <meta:document-statistic meta:table-count="0" meta:image-count="0" meta:object-count="0" meta:page-count="3" meta:paragraph-count="23" meta:word-count="376" meta:character-count="3108" meta:non-whitespace-character-count="2714"/>
  </office:meta>
</office:document-meta>
</file>